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officeooo:paragraph-rsid="0018ab62"/>
    </style:style>
    <style:style style:name="P3" style:family="paragraph" style:parent-style-name="Standard">
      <style:text-properties style:font-name="DejaVu Sans" officeooo:rsid="0018ab62" officeooo:paragraph-rsid="0018ab62"/>
    </style:style>
    <style:style style:name="P4" style:family="paragraph" style:parent-style-name="Standard">
      <style:text-properties style:font-name="DejaVu Sans" officeooo:rsid="001a38fe" officeooo:paragraph-rsid="001a38fe"/>
    </style:style>
    <style:style style:name="P5" style:family="paragraph" style:parent-style-name="Standard">
      <style:text-properties style:font-name="DejaVu Sans" officeooo:rsid="001f9efa" officeooo:paragraph-rsid="001f9efa"/>
    </style:style>
    <style:style style:name="P6" style:family="paragraph" style:parent-style-name="Standard">
      <style:text-properties style:font-name="DejaVu Sans" officeooo:rsid="0020c032" officeooo:paragraph-rsid="0020c032"/>
    </style:style>
    <style:style style:name="P7" style:family="paragraph" style:parent-style-name="Standard">
      <style:text-properties style:font-name="DejaVu Sans" officeooo:rsid="0024240c" officeooo:paragraph-rsid="0024240c"/>
    </style:style>
    <style:style style:name="P8" style:family="paragraph" style:parent-style-name="Standard">
      <style:text-properties style:font-name="DejaVu Sans" officeooo:rsid="00283f08" officeooo:paragraph-rsid="00283f08"/>
    </style:style>
    <style:style style:name="P9" style:family="paragraph" style:parent-style-name="Standard">
      <style:text-properties style:font-name="DejaVu Sans" officeooo:rsid="0029fbdc" officeooo:paragraph-rsid="0029fbdc"/>
    </style:style>
    <style:style style:name="P10" style:family="paragraph" style:parent-style-name="Standard">
      <style:text-properties style:font-name="DejaVu Sans" officeooo:paragraph-rsid="0029fbdc"/>
    </style:style>
    <style:style style:name="P11" style:family="paragraph" style:parent-style-name="Standard">
      <style:text-properties style:font-name="DejaVu Sans" officeooo:rsid="001c726a" officeooo:paragraph-rsid="001c726a"/>
    </style:style>
    <style:style style:name="P12" style:family="paragraph" style:parent-style-name="Standard">
      <style:text-properties style:font-name="DejaVu Sans" officeooo:rsid="001c726a" officeooo:paragraph-rsid="001d2dbf"/>
    </style:style>
    <style:style style:name="P13" style:family="paragraph" style:parent-style-name="Standard">
      <style:text-properties style:font-name="DejaVu Sans" officeooo:rsid="00247033" officeooo:paragraph-rsid="00247033"/>
    </style:style>
    <style:style style:name="P14" style:family="paragraph" style:parent-style-name="Standard">
      <style:text-properties style:font-name="DejaVu Sans" officeooo:rsid="002860ed" officeooo:paragraph-rsid="002860ed"/>
    </style:style>
    <style:style style:name="P15" style:family="paragraph" style:parent-style-name="Standard">
      <style:text-properties style:font-name="DejaVu Sans" officeooo:rsid="0016c27d" officeooo:paragraph-rsid="0016c27d"/>
    </style:style>
    <style:style style:name="P16" style:family="paragraph" style:parent-style-name="Standard">
      <style:text-properties style:font-name="DejaVu Sans" officeooo:paragraph-rsid="002b07f5"/>
    </style:style>
    <style:style style:name="P17" style:family="paragraph" style:parent-style-name="Standard">
      <style:text-properties style:font-name="DejaVu Sans" officeooo:rsid="002b07f5" officeooo:paragraph-rsid="002b07f5"/>
    </style:style>
    <style:style style:name="P18" style:family="paragraph" style:parent-style-name="Standard">
      <style:text-properties style:font-name="DejaVu Sans" officeooo:rsid="002f18a0" officeooo:paragraph-rsid="002f18a0"/>
    </style:style>
    <style:style style:name="P19" style:family="paragraph" style:parent-style-name="Heading_20_2">
      <style:text-properties style:font-name="DejaVu Sans"/>
    </style:style>
    <style:style style:name="P20" style:family="paragraph" style:parent-style-name="Heading_20_3">
      <style:text-properties style:font-name="DejaVu Sans"/>
    </style:style>
    <style:style style:name="P21" style:family="paragraph" style:parent-style-name="Footnote">
      <style:text-properties officeooo:rsid="001f7c16" officeooo:paragraph-rsid="001f7c16"/>
    </style:style>
    <style:style style:name="P22" style:family="paragraph" style:parent-style-name="Heading_20_1" style:master-page-name="">
      <style:paragraph-properties style:page-number="auto" fo:break-before="auto" fo:break-after="auto"/>
    </style:style>
    <style:style style:name="P23" style:family="paragraph" style:parent-style-name="Heading_20_2">
      <style:text-properties officeooo:rsid="003133c3" officeooo:paragraph-rsid="003133c3"/>
    </style:style>
    <style:style style:name="P24" style:family="paragraph" style:parent-style-name="Header">
      <style:paragraph-properties fo:text-align="end" style:justify-single-word="false"/>
      <style:text-properties officeooo:rsid="003133c3" officeooo:paragraph-rsid="003133c3"/>
    </style:style>
    <style:style style:name="P25" style:family="paragraph" style:parent-style-name="Heading_20_1" style:master-page-name="Standard">
      <style:paragraph-properties style:page-number="auto"/>
      <style:text-properties style:font-name="DejaVu Sans"/>
    </style:style>
    <style:style style:name="P26" style:family="paragraph" style:parent-style-name="Standard" style:list-style-name="L10">
      <style:text-properties officeooo:paragraph-rsid="002b07f5"/>
    </style:style>
    <style:style style:name="P27" style:family="paragraph" style:parent-style-name="Standard" style:list-style-name="L11">
      <style:text-properties style:font-name="DejaVu Sans" officeooo:rsid="001a38fe" officeooo:paragraph-rsid="001a38fe"/>
    </style:style>
    <style:style style:name="P28" style:family="paragraph" style:parent-style-name="Standard">
      <style:text-properties style:font-name="DejaVu Sans" officeooo:rsid="003133c3" officeooo:paragraph-rsid="003133c3"/>
    </style:style>
    <style:style style:name="P29" style:family="paragraph" style:parent-style-name="Standard">
      <style:text-properties style:font-name="DejaVu Sans" officeooo:rsid="003324bf" officeooo:paragraph-rsid="003324bf"/>
    </style:style>
    <style:style style:name="P30" style:family="paragraph" style:parent-style-name="Standard">
      <style:text-properties style:font-name="DejaVu Sans" officeooo:rsid="003509a0" officeooo:paragraph-rsid="003509a0"/>
    </style:style>
    <style:style style:name="P31" style:family="paragraph" style:parent-style-name="Footer">
      <style:paragraph-properties fo:text-align="end" style:justify-single-word="false"/>
      <style:text-properties officeooo:rsid="003133c3" officeooo:paragraph-rsid="003133c3"/>
    </style:style>
    <style:style style:name="P32" style:family="paragraph">
      <style:paragraph-properties fo:text-align="center"/>
    </style:style>
    <style:style style:name="P33" style:family="paragraph">
      <style:paragraph-properties fo:text-align="justify"/>
    </style:style>
    <style:style style:name="T1" style:family="text">
      <style:text-properties fo:font-weight="bold" style:font-weight-asian="bold"/>
    </style:style>
    <style:style style:name="T2" style:family="text">
      <style:text-properties officeooo:rsid="0016c27d"/>
    </style:style>
    <style:style style:name="T3" style:family="text">
      <style:text-properties officeooo:rsid="00183a98"/>
    </style:style>
    <style:style style:name="T4" style:family="text">
      <style:text-properties officeooo:rsid="0018ab62"/>
    </style:style>
    <style:style style:name="T5" style:family="text">
      <style:text-properties officeooo:rsid="001c353e"/>
    </style:style>
    <style:style style:name="T6" style:family="text">
      <style:text-properties officeooo:rsid="001d2dbf"/>
    </style:style>
    <style:style style:name="T7" style:family="text">
      <style:text-properties style:font-name="DejaVu Sans"/>
    </style:style>
    <style:style style:name="T8" style:family="text">
      <style:text-properties style:font-name="DejaVu Sans" officeooo:rsid="002860ed"/>
    </style:style>
    <style:style style:name="T9" style:family="text">
      <style:text-properties style:font-name="DejaVu Sans" officeooo:rsid="0029fbdc"/>
    </style:style>
    <style:style style:name="T10" style:family="text">
      <style:text-properties style:font-name="DejaVu Sans" officeooo:rsid="002b07f5"/>
    </style:style>
    <style:style style:name="T11" style:family="text">
      <style:text-properties officeooo:rsid="001ed2a7"/>
    </style:style>
    <style:style style:name="T12" style:family="text">
      <style:text-properties officeooo:rsid="001f9efa"/>
    </style:style>
    <style:style style:name="T13" style:family="text">
      <style:text-properties officeooo:rsid="00205a08"/>
    </style:style>
    <style:style style:name="T14" style:family="text">
      <style:text-properties officeooo:rsid="0020c032"/>
    </style:style>
    <style:style style:name="T15" style:family="text">
      <style:text-properties officeooo:rsid="00213cf0"/>
    </style:style>
    <style:style style:name="T16" style:family="text">
      <style:text-properties officeooo:rsid="0022fa72"/>
    </style:style>
    <style:style style:name="T17" style:family="text">
      <style:text-properties officeooo:rsid="00247033"/>
    </style:style>
    <style:style style:name="T18" style:family="text">
      <style:text-properties officeooo:rsid="00279c73"/>
    </style:style>
    <style:style style:name="T19" style:family="text">
      <style:text-properties officeooo:rsid="00283f08"/>
    </style:style>
    <style:style style:name="T20" style:family="text">
      <style:text-properties officeooo:rsid="0029fbdc"/>
    </style:style>
    <style:style style:name="T21" style:family="text">
      <style:text-properties fo:font-style="italic" fo:font-weight="bold"/>
    </style:style>
    <style:style style:name="T22" style:family="text">
      <style:text-properties fo:font-style="italic" fo:font-weight="bold" officeooo:rsid="00247033"/>
    </style:style>
    <style:style style:name="T23" style:family="text">
      <style:text-properties fo:font-style="italic" fo:font-weight="bold" officeooo:rsid="001f9efa"/>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2b07f5"/>
    </style:style>
    <style:style style:name="T26" style:family="text">
      <style:text-properties officeooo:rsid="002ccf6d"/>
    </style:style>
    <style:style style:name="T27" style:family="text">
      <style:text-properties officeooo:rsid="002d9a1a"/>
    </style:style>
    <style:style style:name="T28" style:family="text">
      <style:text-properties officeooo:rsid="002ef040"/>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2ef040"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officeooo:rsid="002f18a0"/>
    </style:style>
    <style:style style:name="fr1" style:family="graphic" style:parent-style-name="Frame">
      <style:graphic-properties style:wrap="none" style:vertical-pos="top" style:vertical-rel="paragraph-content" style:horizontal-pos="center" style:horizontal-rel="paragraph"/>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4" style:family="graphic">
      <style:graphic-properties draw:fill-color="#ffd320" draw:textarea-vertical-align="middle" draw:auto-grow-height="false" fo:min-height="0.6in" fo:min-width="0.6in"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asks / Issues / Action Items</text:h>
      <text:p text:style-name="P1">This tutorial/<text:span text:style-name="T3">white paper</text:span> explains the concept and ideas behind the <text:span text:style-name="T21">pmodbase</text:span> feature ‘Tasks / Issues / Action Items’, and how to employ this feature in your project.</text:p>
      <text:h text:style-name="P19" text:outline-level="2">Introduction to the Problem</text:h>
      <text:p text:style-name="P16">The concept of an Action Item List, List of Open Points, Issue Log, Task List appears to be trivial and is often managed by a simple spreadsheet <text:span text:style-name="T25">or a table in a document</text:span>: </text:p>
      <text:list xml:id="list5583634319636172891" text:style-name="L10">
        <text:list-item>
          <text:p text:style-name="P26"><text:span text:style-name="T7">collect various items: </text:span><text:span text:style-name="T10">A</text:span><text:span text:style-name="T7">ctions, open points, issues, tasks, </text:span><text:span text:style-name="T10">problems</text:span></text:p>
        </text:list-item>
        <text:list-item>
          <text:p text:style-name="P26"><text:span text:style-name="T7">describe the item: </text:span><text:span text:style-name="T10">W</text:span><text:span text:style-name="T7">hat </text:span><text:span text:style-name="T10">is the task </text:span><text:span text:style-name="T7">to be done? </text:span><text:span text:style-name="T10">What is the issue to be resolved? What action needs to be taken?</text:span></text:p>
        </text:list-item>
        <text:list-item>
          <text:p text:style-name="P26"><text:span text:style-name="T7">assign the item to someone responsible to lead this item so it can be ‘closed’ </text:span><text:span text:style-name="T10">or 'resolved'</text:span><text:span text:style-name="T7">.</text:span></text:p>
        </text:list-item>
      </text:list>
      <text:p text:style-name="P1">When attending various meetings, different lists (one for each type of meeting) <text:span text:style-name="T25">are</text:span> created –seldom by the same person. So they will look differently, <text:span text:style-name="T25">might </text:span>contain <text:span text:style-name="T25">more or less</text:span> information, <text:span text:style-name="T25">and may even serve slightly different purposes.</text:span></text:p>
      <text:p text:style-name="P1">To inform the members of the meeting about the open items, that list <text:span text:style-name="T25">(the spreadsheet or table in the minute of meeting) </text:span>is sent around to all participants, either for information, or for action (on the items assigned to the receiver).</text:p>
      <text:p text:style-name="P1">I have often seen that the list is appended by additional <text:span text:style-name="T25">attributes </text:span>over the time. <text:span text:style-name="T25">Other</text:span> managers make status notes to keep track over the evolution of the issue, and also to remember the previous status.</text:p>
      <text:p text:style-name="P17">It takes a very tidy person to keep track of all these action items in those different lists: You have to remember all items assigned to you, remember the status for the next meeting (when the list is retrieved and status reports are requested), and still have your mailbox cluttered with copies of the lists.</text:p>
      <text:h text:style-name="P19" text:outline-level="2">Concept of the <text:span text:style-name="T21">pmodbase</text:span> Solution</text:h>
      <text:p text:style-name="P1">What <text:span text:style-name="T25">solution</text:span> does <text:span text:style-name="T21">pmodbase</text:span> offer for handling such lists in a multi-user, multi-group environment? <text:span text:style-name="T17">How can </text:span><text:span text:style-name="T22">pmodbase</text:span><text:span text:style-name="T17"> help to increase the efficieny of the project management here?</text:span></text:p>
      <text:h text:style-name="P20" text:outline-level="3">Definitions</text:h>
      <text:p text:style-name="P1"><text:span text:style-name="T21">pmodbase</text:span> does not distinguish between Action Item Lists, Issue Logs, Task Lists, <text:span text:style-name="T25">List of Open Points</text:span>. Such lists <text:span text:style-name="T25">serve</text:span> the same purpose: To keep track of <text:soft-page-break/>items of interest over time. Therefore, this feature was named <text:span text:style-name="T1">Task / Issue / Action Items</text:span>. A list of such items is <text:span text:style-name="T25">then </text:span>named <text:span text:style-name="T1">Task / Issue / Action Item List</text:span>.</text:p>
      <text:h text:style-name="P20" text:outline-level="3">The Lists</text:h>
      <text:p text:style-name="P1">First of all, <text:span text:style-name="T11">I assume that</text:span> project<text:span text:style-name="T6">s</text:span> (or people working in team<text:span text:style-name="T6">s</text:span>) ha<text:span text:style-name="T6">ve</text:span> <text:span text:style-name="T6">more than </text:span>a single list of such items: There <text:span text:style-name="T26">is at least</text:span> one list for each group having meetings (as these lists are <text:span text:style-name="T18">a </text:span>useful tool to manage meetings efficient<text:span text:style-name="T18">ly</text:span>). <text:span text:style-name="T21">pmodbase</text:span> will provide you and your team with any number of <text:span text:style-name="T18">such </text:span>lists: <text:span text:style-name="T26">Use one list for project A, another for project B, one for group internal affairs, one for your own needs, one for issues, one for action items, etc.</text:span></text:p>
      <text:p text:style-name="P1">Each list <text:span text:style-name="T19">will</text:span> have an owner, that is the person who normally manages that list <text:span text:style-name="T26">and the items in that list</text:span>, often the manager leading the meeting.</text:p>
      <text:p text:style-name="P1">Certainly, that manager has a deputy who can also manage that list <text:span text:style-name="T6">on her</text:span><text:span text:style-name="T6"><text:note text:id="ftn1" text:note-class="footnote"><text:note-citation>1</text:note-citation><text:note-body><text:p text:style-name="P21">) As I found it difficult to write comprehensive but gender-neutral text, <text:span text:style-name="T27">so I </text:span>decided to use the female form for the manager and the male form for members of her group: However, this shall not exclude the other gender for any of these positions.</text:p></text:note-body></text:note></text:span><text:span text:style-name="T6"> behalf, either during the meeting or when she is out of office.</text:span></text:p>
      <text:p text:style-name="P8">Lists have a descriptive label and a short, unique code to be used as prefix for the item numbers such that items in one list can easily be distinguished from other items just be looking at this prefix. For example, action item 'ABC-xyz' is item 'xyz' in the list <text:span text:style-name="T26">using</text:span> the prefix 'ABC'.</text:p>
      <text:h text:style-name="Heading_20_3" text:outline-level="3">The Items</text:h>
      <text:p text:style-name="P11">Each list consists of items: tasks, action items, issues. Each item should be described as clearly as possible such that every participant of the meeting understands what is expected to solve / close this item. Then a member of the group would be assigned to take care that this item is resolved. This member is called 'owner' of that item.</text:p>
      <text:p text:style-name="P13">Each action item has a unique number within the respective list: This number is prefixed by <text:span text:style-name="T19">the code specified for that list.</text:span></text:p>
      <text:p text:style-name="P12">Other attributes for tasks, action items, issues can be set: a priority (high, medium, low) <text:span text:style-name="T6">and</text:span> an expected – <text:span text:style-name="T6">or better: a mutually agreed </text:span>–<text:span text:style-name="T6"> </text:span>completion date ('due date').</text:p>
      <text:p text:style-name="P14">Following the '<text:span text:style-name="T20">assigned</text:span> owner and responsibility' principle of <text:span text:style-name="T21">pmodbase</text:span>, only the owner of the list or his deputy is permitted to modify the attributes of any item in that list, no one else. This enforces clear communication channels: Any change has to go through the person responsible for all items in that list.</text:p>
      <text:h text:style-name="Heading_20_3" text:outline-level="3"><text:soft-page-break/><text:span text:style-name="T8">T</text:span><text:span text:style-name="T7">he Members</text:span></text:h>
      <text:p text:style-name="P15"><text:span text:style-name="T27">The responsible owner of an item</text:span> can only be selected from the members of the meeting group: This is to ensure that no person outside of the group can be assigned ownership/responsibility for a specific item. This may sound somewhat restrictive but it is proper practice to have someone in the (meeting's) group control the progress and report the final conclusion or resolution of the item, <text:span text:style-name="T27">as he or she is aware of the situation in which the item was discussed and logged.</text:span></text:p>
      <text:p text:style-name="P5">Members of the team or the group invited for the meeting are selected from the project's participants.</text:p>
      <text:p text:style-name="P9">Members of that group may be given specific access rights to the items of that list: a member may be restricted to view any items, or he may be allowed to comment on items assigned to him.</text:p>
      <text:h text:style-name="P22" text:outline-level="1">The Data Structure</text:h>
      <text:p text:style-name="P1">These considerations led to the following structure of this feature <text:span text:style-name="T12">in </text:span><text:span text:style-name="T23">pmodbase</text:span><text:span text:style-name="T12">:</text:span></text:p>
      <text:p text:style-name="P1"><draw:frame draw:style-name="fr1" draw:name="Frame1" text:anchor-type="paragraph" svg:width="3in" draw:z-index="0"><draw:text-box fo:min-height="1.85in"><text:p text:style-name="Frame_20_contents"><draw:rect text:anchor-type="paragraph" draw:z-index="1" draw:style-name="gr1" draw:text-style-name="P32" svg:width="0.8961in" svg:height="0.4795in" svg:x="0.9925in" svg:y="0in"><text:p text:style-name="P32">List</text:p></draw:rect><draw:rect text:anchor-type="paragraph" draw:z-index="2" draw:style-name="gr2" draw:text-style-name="P32" svg:width="1.0004in" svg:height="0.5004in" svg:x="0in" svg:y="1.2228in"><text:p text:style-name="P32">Items</text:p></draw:rect><draw:rect text:anchor-type="paragraph" draw:z-index="3" draw:style-name="gr3" draw:text-style-name="P32" svg:width="1.0004in" svg:height="0.5004in" svg:x="1.8799in" svg:y="1.2228in"><text:p text:style-name="P32">Members</text:p></draw:rect><draw:custom-shape text:anchor-type="paragraph" draw:z-index="4" draw:style-name="gr4" draw:text-style-name="P32" svg:width="0.6004in" svg:height="0.6004in" draw:transform="rotate (-3.14159265358979) translate (1.74027777777778in 1.15972222222222in)"><text:p/><draw:enhanced-geometry svg:viewBox="0 0 787 799" draw:mirror-horizontal="true" draw:type="non-primitive" draw:enhanced-path="M 439 12 L 535 102 391 246 252 108 349 12 0 0 12 348 108 258 282 433 282 799 511 799 511 427 685 252 781 348 787 0 439 12 Z N"/></draw:custom-shape><draw:frame text:anchor-type="paragraph" draw:z-index="5" draw:style-name="gr5" svg:width="0.7815in" svg:height="0.2398in" svg:x="1.7402in" svg:y="0.9201in"><draw:text-box><text:p><text:s text:c="2"/>has many</text:p></draw:text-box></draw:frame><draw:frame text:anchor-type="paragraph" draw:z-index="6" draw:style-name="gr5" svg:width="0.7815in" svg:height="0.2398in" svg:x="0.3591in" svg:y="0.9201in"><draw:text-box><text:p text:style-name="P33"><text:s text:c="2"/>has many</text:p></draw:text-box></draw:frame></text:p></draw:text-box></draw:frame>Each<text:span text:style-name="T29"> Task / Issue / Action </text:span>Item List consists of the various <text:span text:style-name="T29">Task / Issue / Action</text:span> Items.</text:p>
      <text:p text:style-name="P1">There is a number of people who are allowed to access (read) that list and the associated items, <text:span text:style-name="T28">these are the </text:span><text:span text:style-name="T30">Task / Issue / Action</text:span><text:span text:style-name="T28"> Item List Members.</text:span></text:p>
      <text:p text:style-name="P1"><text:span text:style-name="T12">A</text:span>ny user with the respective rights can create any number of <text:span text:style-name="T29">Task / Issue / Action</text:span> Item Lists. Th<text:span text:style-name="T3">e creator of the list </text:span>is automatically the owner of that list.</text:p>
      <text:p text:style-name="P1">The owner of the list can assign a deputy (user) to this list who has the same rights as the manager (in respect to that list). <text:span text:style-name="T2">The owner may also transfer the ownership of the list to another user – not necessarily her deputy.</text:span></text:p>
      <text:p text:style-name="P2">The manager <text:span text:style-name="T13">(</text:span>or <text:span text:style-name="T13">the </text:span>deputy<text:span text:style-name="T13">)</text:span> then assigns other users as member of the list. <text:span text:style-name="T4">These members are usually the members of the meeting group for which this list was created.</text:span></text:p>
      <text:h text:style-name="Heading_20_2" text:outline-level="2"><text:soft-page-break/>Workflow</text:h>
      <text:p text:style-name="P3">Tasks / Action Items / Issues are d<text:span text:style-name="T28">ocumented</text:span> in the meeting and the ownership of an item is assigned to a member of that group. For action items, the owner of an action item would be responsible to ensure that the action is followed up and finally closed. <text:span text:style-name="T28">For issues, that person would be responsible to lead the resolution of that issue.</text:span></text:p>
      <text:p text:style-name="P3"><draw:frame draw:style-name="fr1" draw:name="Frame2" text:anchor-type="paragraph" svg:width="3in" draw:z-index="7"><draw:text-box fo:min-height="1.85in"><text:p text:style-name="Frame_20_contents"><draw:rect text:anchor-type="paragraph" draw:z-index="8" draw:style-name="gr1" draw:text-style-name="P32" svg:width="0.8961in" svg:height="0.4795in" svg:x="0.9925in" svg:y="0in"><text:p text:style-name="P32">List</text:p></draw:rect><draw:rect text:anchor-type="paragraph" draw:z-index="9" draw:style-name="gr2" draw:text-style-name="P32" svg:width="1.0004in" svg:height="0.5004in" svg:x="0in" svg:y="1.2228in"><text:p text:style-name="P32">Items</text:p></draw:rect><draw:rect text:anchor-type="paragraph" draw:z-index="10" draw:style-name="gr3" draw:text-style-name="P32" svg:width="1.0004in" svg:height="0.5004in" svg:x="1.8799in" svg:y="1.2228in"><text:p text:style-name="P32">Members</text:p></draw:rect><draw:custom-shape text:anchor-type="paragraph" draw:z-index="11" draw:style-name="gr4" draw:text-style-name="P32" svg:width="0.6004in" svg:height="0.6004in" draw:transform="rotate (-3.14159265358979) translate (1.74027777777778in 1.15972222222222in)"><text:p/><draw:enhanced-geometry svg:viewBox="0 0 787 799" draw:mirror-horizontal="true" draw:type="non-primitive" draw:enhanced-path="M 439 12 L 535 102 391 246 252 108 349 12 0 0 12 348 108 258 282 433 282 799 511 799 511 427 685 252 781 348 787 0 439 12 Z N"/></draw:custom-shape><draw:frame text:anchor-type="paragraph" draw:z-index="12" draw:style-name="gr5" svg:width="0.7815in" svg:height="0.2398in" svg:x="1.0465in" svg:y="1.3681in"><draw:text-box><text:p text:style-name="P33"><text:s text:c="2"/>assigned to</text:p></draw:text-box></draw:frame></text:p></draw:text-box></draw:frame>The ownership of an item by an individual member of the group shall ensure that there is single, real person responsible for closing this item. Even if more than one person may be required to solve the issue, a single person should be accountable for driving the action and report the status <text:span text:style-name="T32">in future meetings.</text:span></text:p>
      <text:p text:style-name="P10"><text:span text:style-name="T20">Again the '</text:span><text:span text:style-name="T9">assigned</text:span><text:span text:style-name="T8"> owner and responsibility</text:span><text:span text:style-name="T20">' principle is used: An owner of an item is responsible for that item until the item is resolved, or the owner of the list (the manager) reassign the item to someone else.</text:span></text:p>
      <text:p text:style-name="P4"><text:span text:style-name="T13">T</text:span>he owner of an item is only permitted to comment on the (status of the) item but he is not allowed to modify the task or change any other attribute of the item <text:span text:style-name="T32">(description, priority, due date).</text:span></text:p>
      <text:p text:style-name="P4">In practice this will lead to a strict process of handling tasks, action items, and issues in a group: </text:p>
      <text:list xml:id="list4412625371905311681" text:style-name="L11">
        <text:list-item>
          <text:p text:style-name="P27">An item is created during a meeting</text:p>
        </text:list-item>
        <text:list-item>
          <text:p text:style-name="P27">The item is processed by the re<text:span text:style-name="T5">s</text:span>ponsible owner, possibly a comment is added to the item regarding the status or progress reached.</text:p>
        </text:list-item>
        <text:list-item>
          <text:p text:style-name="P27">During the next meeting, all open items are reviewed: If an item has progressed sufficiently to be closed, this is then acknowledge<text:span text:style-name="T5">d</text:span> by the manager (of the list) by <text:span text:style-name="T5">setting the status of the item to '</text:span>clos<text:span text:style-name="T5">ed'.</text:span></text:p>
        </text:list-item>
        <text:list-item>
          <text:p text:style-name="P27">If any attributes of the item, for example the description of the task, action, issue, needs to be adjusted, <text:span text:style-name="T5">the due date to be extended, </text:span>or the <text:soft-page-break/>responsib<text:span text:style-name="T5">ility to be reassigned to another </text:span>person, this can only be done in cooperation and <text:span text:style-name="T5">with the </text:span>knowledge by the owner of the list – as he is the only one who has permission to do so.</text:p>
        </text:list-item>
        <text:list-item>
          <text:p text:style-name="P27">If an item requires management attention, this could be done 'offline' (outside the meeting) and the results can be added to the list.</text:p>
        </text:list-item>
      </text:list>
      <text:h text:style-name="Heading_20_2" text:outline-level="2">History</text:h>
      <text:p text:style-name="P6">Self-made Task / Issue / Action Item lists are often extended to hold the history of events: When was this item opened? Who was responsible over the time? How did the description of the issue change?</text:p>
      <text:p text:style-name="P6"><text:span text:style-name="T21">pmodbase</text:span> includes a history feature for these items: All changes are tracked and stored in the database for review. The changes are <text:span text:style-name="T32">listed </text:span>in reverse chronological order and include only the modified items.</text:p>
      <text:h text:style-name="P23" text:outline-level="2">Status Report</text:h>
      <text:p text:style-name="P28">In formal meetings, the minutes of meetings may require that the list of (action) items are to be appended. A Status Report can be created in a format suitable for post-processing using an office word-processor. This Status Report contains the current status of all items together with the description, any comments, the status and the due date of each item. The report is concluded with a table containing the count of items per status.</text:p>
      <text:p text:style-name="P28">This Status Report does not contain any responsibilities <text:s/>or owner information: The assumption here is that in such formal meetings not all participants have access to the <text:span text:style-name="T24">pmodbase</text:span><text:span text:style-name="T31"> system. Thus the ownership of an item may not be assignable from the specified group members. In such a case, you should use the description or comment field to assign the person or group responsible for a specific item. For example, in an issue log, you could write: 'Responsible: Civil Works', or 'Owner: COM / Dr. John Doe'. </text:span></text:p>
      <text:p text:style-name="P30"><text:span text:style-name="T31">It should be noted here that any filter set for selecting a subset of items will be applied to the Status Report as well. A smart use of (hash?) tags in the description field could add additional filtering possibilities.</text:span></text:p>
      <text:p text:style-name="P29"><text:span text:style-name="T31">Technically, the created file is an HTML-formatted document. As current office word-processors (such as OpenOffice, Microsoft Word) can easily import such files, this was assumed to be the solution with the maximum degree of freedom for further formatting.</text:span></text:p>
      <text:h text:style-name="Heading_20_2" text:outline-level="2">Information Privacy <text:span text:style-name="T14">and Co-Determination</text:span></text:h>
      <text:p text:style-name="P6">The Tasks / Issue / Action Item Lists were designed to support (project) management tasks <text:span text:style-name="T16">on a state-of-the-art, collaborative, multi-user platform</text:span>. T<text:span text:style-name="T16">his </text:span><text:soft-page-break/><text:span text:style-name="T16">feature</text:span> w<text:span text:style-name="T16">as</text:span> not designed to monitor project/<text:span text:style-name="T32">group</text:span> members and <text:span text:style-name="T16">to </text:span>evaluate their <text:span text:style-name="T16">individual</text:span> progress. Technically, it would be possible to analyse the duration of items and <text:span text:style-name="T15">the amount of time a specific person was responsible for the resolution of the item. However, this never was and is not the intention of this tool. Person-related statistics are not collected.</text:span></text:p>
      <text:h text:style-name="Heading_20_2" text:outline-level="2">Closed Items</text:h>
      <text:p text:style-name="P18">Once an item is 'closed', it may need to remain visible for some time and as reference for information.</text:p>
      <text:p text:style-name="P18">A 'closed' item can be marked 'archived' to exclude this item from future listings. However, it will remain the database but will not be visible any more.</text:p>
      <text:h text:style-name="Heading_20_2" text:outline-level="2">Keywords</text:h>
      <text:p text:style-name="P7">Action Items, Issue Log, Task List, List of Open Points, Collaboration Software, Management T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1" style:font-family-complex="'DejaVu Sans'" style:font-family-generic-complex="system" style:font-pitch-complex="variable"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DejaVu Sans1" style:font-family-complex="'DejaVu Sans'" style:font-family-generic-complex="system" style:font-pitch-complex="variable" style:font-size-complex="26pt"/>
    </style:style>
    <style:style style:name="Frame_20_contents" style:display-name="Fram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DejaVu Sans1"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3133c3" officeooo:paragraph-rsid="003133c3"/>
    </style:style>
    <style:style style:name="MP2" style:family="paragraph" style:parent-style-name="Footer">
      <style:paragraph-properties fo:text-align="end" style:justify-single-word="false"/>
      <style:text-properties officeooo:rsid="003133c3" officeooo:paragraph-rsid="003133c3"/>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pmodbase White Paper<text:line-break/>Tasks / Issues Action Items</text:p>
      </style:header>
      <style:footer>
        <text:p text:style-name="MP2">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fried Roemer</meta:initial-creator>
    <meta:editing-cycles>29</meta:editing-cycles>
    <meta:creation-date>2015-08-06T14:19:00</meta:creation-date>
    <dc:date>2015-08-14T16:42:48.604353297</dc:date>
    <meta:editing-duration>PT3H54M27S</meta:editing-duration>
    <meta:generator>LibreOffice/4.3.7.2$Linux_X86_64 LibreOffice_project/430m0$Build-2</meta:generator>
    <meta:document-statistic meta:table-count="0" meta:image-count="0" meta:object-count="0" meta:page-count="6" meta:paragraph-count="65" meta:word-count="1923" meta:character-count="10946" meta:non-whitespace-character-count="9088"/>
    <meta:user-defined meta:name="AppVersion">12.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